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9" style:family="table-cell" style:parent-style-name="Default" style:data-style-name="N0">
      <style:table-cell-properties fo:border="thin solid #000000" style:vertical-align="middle" fo:background-color="#4472C4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top" style:repeat-content="false"/>
      <style:paragraph-properties fo:text-align="start" fo:margin-left="0cm"/>
    </style:style>
    <style:style style:name="ce18" style:family="table-cell" style:parent-style-name="Default" style:data-style-name="N36"/>
    <style:style style:name="ce19" style:family="table-cell" style:parent-style-name="Default" style:data-style-name="N0"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00B050"/>
    </style:style>
    <style:style style:name="ce21" style:family="table-cell" style:parent-style-name="Default" style:data-style-name="N0">
      <style:table-cell-properties fo:background-color="#4472C4"/>
    </style:style>
    <style:style style:name="ce2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 style:font-family-generic="roman"/>
    </style:style>
    <style:style style:name="ce24" style:family="table-cell" style:parent-style-name="Default" style:data-style-name="N0">
      <style:table-cell-properties fo:border="thin solid #000000" style:vertical-align="top" fo:wrap-option="wrap" fo:background-color="#4472C4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26" style:family="table-cell" style:parent-style-name="Default" style:data-style-name="N0">
      <style:table-cell-properties fo:border="thin solid #000000" style:vertical-align="middle" fo:background-color="#4472C4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top" fo:wrap-option="wrap" fo:background-color="#4472C4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28" style:family="table-cell" style:parent-style-name="Default" style:data-style-name="N19">
      <style:table-cell-properties style:vertical-align="automatic" fo:background-color="#BDD7EE" style:repeat-content="false"/>
      <style:paragraph-properties fo:text-align="center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3.730625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auto" style:column-width="2.460625cm"/>
    </style:style>
    <style:style style:name="co6" style:family="table-column">
      <style:table-column-properties fo:break-before="auto" style:column-width="3.01625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27pt" style:use-optimal-row-height="false" fo:break-before="auto"/>
    </style:style>
    <style:style style:name="ro2" style:family="table-row">
      <style:table-row-properties style:row-height="7.5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3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lano_Estudos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58" table:default-cell-style-name="ce1"/>
        <table:table-column table:style-name="co7" table:number-columns-repeated="16319" table:default-cell-style-name="ce1"/>
        <table:table-row table:style-name="ro1">
          <table:table-cell/>
          <table:table-cell office:value-type="string" table:number-columns-spanned="5" table:number-rows-spanned="1" table:style-name="ce22">
            <text:p>Licenciatura em Engenharia Eletrotécnica e de Computadores</text:p>
          </table:table-cell>
          <table:covered-table-cell table:number-columns-repeated="4"/>
          <table:table-cell table:number-columns-repeated="16378" table:style-name="ce1"/>
        </table:table-row>
        <table:table-row table:style-name="ro2">
          <table:table-cell/>
          <table:table-cell table:number-columns-repeated="16383" table:style-name="ce1"/>
        </table:table-row>
        <table:table-row table:style-name="ro3">
          <table:table-cell/>
          <table:table-cell office:value-type="float" office:value="1020881" table:style-name="ce2">
            <text:p>1020881</text:p>
          </table:table-cell>
          <table:table-cell office:value-type="string" table:style-name="ce1">
            <text:p>2020/2021</text:p>
          </table:table-cell>
          <table:table-cell office:value-type="string" table:style-name="ce3">
            <text:p>Sérgio Santos</text:p>
          </table:table-cell>
          <table:table-cell office:value-type="string" table:style-name="ce4">
            <text:p>AVALIAÇÃO</text:p>
          </table:table-cell>
          <table:table-cell office:value-type="string" table:style-name="ce4">
            <text:p>ECTS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2" table:number-rows-spanned="1" table:style-name="ce23">
            <text:p>1º ANO | 1º SEMESTRE</text:p>
          </table:table-cell>
          <table:covered-table-cell/>
          <table:table-cell table:style-name="ce1"/>
          <table:table-cell table:style-name="ce5"/>
          <table:table-cell table:style-name="ce6"/>
          <table:table-cell table:number-columns-repeated="16378" table:style-name="ce1"/>
        </table:table-row>
        <table:table-row table:style-name="ro4">
          <table:table-cell/>
          <table:table-cell table:style-name="ce7"/>
          <table:table-cell table:style-name="ce8"/>
          <table:table-cell table:number-columns-repeated="2" table:style-name="ce5"/>
          <table:table-cell table:style-name="ce6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3" table:number-rows-spanned="1" table:style-name="ce24">
            <text:p>Álgebra Linear e Geometria Analítica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0.3611111111111111" table:formula="of:=[.$E6]*([.$F6]/[.$F$53])" table:style-name="ce1">
            <text:p>0.361111111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4">
            <text:p>Algoritmia e Programação<text:s text:c="2"/></text:p>
          </table:table-cell>
          <table:covered-table-cell table:number-columns-repeated="2"/>
          <table:table-cell office:value-type="float" office:value="14" table:style-name="ce9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0.38888888888888884" table:formula="of:=[.$E7]*([.$F7]/[.$F$53])" table:style-name="ce1">
            <text:p>0.388888889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4">
            <text:p>Fundamentos da Engenharia Electrotécnica<text:s text:c="2"/></text:p>
          </table:table-cell>
          <table:covered-table-cell table:number-columns-repeated="2"/>
          <table:table-cell office:value-type="float" office:value="15" table:style-name="ce9">
            <text:p>15</text:p>
          </table:table-cell>
          <table:table-cell office:value-type="float" office:value="7" table:style-name="ce9">
            <text:p>7</text:p>
          </table:table-cell>
          <table:table-cell office:value-type="float" office:value="0.58333333333333337" table:formula="of:=[.$E8]*([.$F8]/[.$F$53])" table:style-name="ce1">
            <text:p>0.583333333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4">
            <text:p>Gestão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0.43333333333333335" table:formula="of:=[.$E9]*([.$F9]/[.$F$53])" table:style-name="ce1">
            <text:p>0.433333333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4">
            <text:p>Matemática I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5" table:style-name="ce9">
            <text:p>5</text:p>
          </table:table-cell>
          <table:table-cell office:value-type="float" office:value="0.27777777777777779" table:formula="of:=[.$E10]*([.$F10]/[.$F$53])" table:style-name="ce1">
            <text:p>0.277777778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4">
            <text:p>Projeto de Engenharia em Eletrotecnia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2" table:style-name="ce9">
            <text:p>2</text:p>
          </table:table-cell>
          <table:table-cell office:value-type="float" office:value="0.12222222222222223" table:formula="of:=[.$E11]*([.$F11]/[.$F$53])" table:style-name="ce1">
            <text:p>0.122222222</text:p>
          </table:table-cell>
          <table:table-cell table:number-columns-repeated="16377"/>
        </table:table-row>
        <table:table-row table:style-name="ro4">
          <table:table-cell/>
          <table:table-cell table:style-name="ce10"/>
          <table:table-cell table:number-columns-repeated="2" table:style-name="ce11"/>
          <table:table-cell table:style-name="ce12"/>
          <table:table-cell table:style-name="ce13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2" table:number-rows-spanned="1" table:style-name="ce23">
            <text:p>1º ANO | 2º SEMESTRE</text:p>
          </table:table-cell>
          <table:covered-table-cell/>
          <table:table-cell table:style-name="ce5"/>
          <table:table-cell table:style-name="ce14"/>
          <table:table-cell table:style-name="ce15"/>
          <table:table-cell table:number-columns-repeated="16378" table:style-name="ce1"/>
        </table:table-row>
        <table:table-row table:style-name="ro4">
          <table:table-cell/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3" table:number-rows-spanned="1" table:style-name="ce24">
            <text:p>Desenvolvimento de Aplicações Computacionais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0.3611111111111111" table:formula="of:=[.$E15]*([.$F15]/[.$F$53])" table:style-name="ce1">
            <text:p>0.361111111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4">
            <text:p>Electrónica I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5" table:style-name="ce9">
            <text:p>5</text:p>
          </table:table-cell>
          <table:table-cell office:value-type="float" office:value="0.27777777777777779" table:formula="of:=[.$E16]*([.$F16]/[.$F$53])" table:style-name="ce1">
            <text:p>0.277777778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4">
            <text:p>Física Experimental<text:s text:c="2"/></text:p>
          </table:table-cell>
          <table:covered-table-cell table:number-columns-repeated="2"/>
          <table:table-cell office:value-type="float" office:value="14" table:style-name="ce9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0.38888888888888884" table:formula="of:=[.$E17]*([.$F17]/[.$F$53])" table:style-name="ce1">
            <text:p>0.388888889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4">
            <text:p>Matemática II<text:s text:c="2"/></text:p>
          </table:table-cell>
          <table:covered-table-cell table:number-columns-repeated="2"/>
          <table:table-cell office:value-type="float" office:value="16" table:style-name="ce9">
            <text:p>16</text:p>
          </table:table-cell>
          <table:table-cell office:value-type="float" office:value="5" table:style-name="ce9">
            <text:p>5</text:p>
          </table:table-cell>
          <table:table-cell office:value-type="float" office:value="0.44444444444444442" table:formula="of:=[.$E18]*([.$F18]/[.$F$53])" table:style-name="ce1">
            <text:p>0.444444444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4">
            <text:p>Sistemas Digitais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5" table:style-name="ce9">
            <text:p>5</text:p>
          </table:table-cell>
          <table:table-cell office:value-type="float" office:value="0.30555555555555552" table:formula="of:=[.$E19]*([.$F19]/[.$F$53])" table:style-name="ce1">
            <text:p>0.305555556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4">
            <text:p>Teoria dos Circuitos<text:s text:c="2"/></text:p>
          </table:table-cell>
          <table:covered-table-cell table:number-columns-repeated="2"/>
          <table:table-cell office:value-type="float" office:value="16" table:style-name="ce9">
            <text:p>16</text:p>
          </table:table-cell>
          <table:table-cell office:value-type="float" office:value="5" table:style-name="ce9">
            <text:p>5</text:p>
          </table:table-cell>
          <table:table-cell office:value-type="float" office:value="0.44444444444444442" table:formula="of:=[.$E20]*([.$F20]/[.$F$53])" table:style-name="ce1">
            <text:p>0.444444444</text:p>
          </table:table-cell>
          <table:table-cell table:number-columns-repeated="16377"/>
        </table:table-row>
        <table:table-row table:style-name="ro4">
          <table:table-cell/>
          <table:table-cell table:style-name="ce16"/>
          <table:table-cell table:number-columns-repeated="2" table:style-name="ce17"/>
          <table:table-cell table:style-name="ce14"/>
          <table:table-cell table:style-name="ce15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2" table:number-rows-spanned="1" table:style-name="ce23">
            <text:p>2º ANO | 1º SEMESTRE</text:p>
          </table:table-cell>
          <table:covered-table-cell/>
          <table:table-cell table:style-name="ce5"/>
          <table:table-cell table:style-name="ce14"/>
          <table:table-cell table:style-name="ce15"/>
          <table:table-cell table:number-columns-repeated="16378" table:style-name="ce1"/>
        </table:table-row>
        <table:table-row table:style-name="ro4">
          <table:table-cell/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3" table:number-rows-spanned="1" table:style-name="ce24">
            <text:p>Electromagnetismo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6" table:style-name="ce9">
            <text:p>6</text:p>
          </table:table-cell>
          <table:table-cell office:value-type="float" office:value="0.36666666666666664" table:formula="of:=[.$E24]*([.$F24]/[.$F$53])" table:style-name="ce1">
            <text:p>0.366666667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4">
            <text:p>Electrónica II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7" table:style-name="ce9">
            <text:p>7</text:p>
          </table:table-cell>
          <table:table-cell office:value-type="float" office:value="0.3888888888888889" table:formula="of:=[.$E25]*([.$F25]/[.$F$53])" table:style-name="ce1">
            <text:p>0.388888889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4">
            <text:p>Estatística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5" table:style-name="ce9">
            <text:p>5</text:p>
          </table:table-cell>
          <table:table-cell office:value-type="float" office:value="0.27777777777777779" table:formula="of:=[.$E26]*([.$F26]/[.$F$53])" table:style-name="ce1">
            <text:p>0.277777778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4">
            <text:p>Microprocessadores e Microcontroladores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0.43333333333333335" table:formula="of:=[.$E27]*([.$F27]/[.$F$53])" table:style-name="ce1">
            <text:p>0.433333333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4">
            <text:p>Sinais e Sistemas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0.43333333333333335" table:formula="of:=[.$E28]*([.$F28]/[.$F$53])" table:style-name="ce1">
            <text:p>0.433333333</text:p>
          </table:table-cell>
          <table:table-cell table:number-columns-repeated="16377"/>
        </table:table-row>
        <table:table-row table:style-name="ro4">
          <table:table-cell/>
          <table:table-cell table:style-name="ce10"/>
          <table:table-cell table:number-columns-repeated="2" table:style-name="ce11"/>
          <table:table-cell table:style-name="ce12"/>
          <table:table-cell table:style-name="ce13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2" table:number-rows-spanned="1" table:style-name="ce23">
            <text:p>2º ANO | 2º SEMESTRE</text:p>
          </table:table-cell>
          <table:covered-table-cell/>
          <table:table-cell table:style-name="ce5"/>
          <table:table-cell table:style-name="ce14"/>
          <table:table-cell table:style-name="ce15"/>
          <table:table-cell table:number-columns-repeated="16378" table:style-name="ce1"/>
        </table:table-row>
        <table:table-row table:style-name="ro4">
          <table:table-cell/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3" table:number-rows-spanned="1" table:style-name="ce24">
            <text:p>Eletrónica Aplicada<text:s text:c="2"/></text:p>
          </table:table-cell>
          <table:covered-table-cell table:number-columns-repeated="2"/>
          <table:table-cell office:value-type="float" office:value="12" table:style-name="ce9">
            <text:p>12</text:p>
          </table:table-cell>
          <table:table-cell office:value-type="float" office:value="6" table:style-name="ce9">
            <text:p>6</text:p>
          </table:table-cell>
          <table:table-cell office:value-type="float" office:value="0.4" table:formula="of:=[.$E32]*([.$F32]/[.$F$53])" table:style-name="ce1">
            <text:p>0.4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4">
            <text:p>Máquinas Eléctricas<text:s text:c="2"/></text:p>
          </table:table-cell>
          <table:covered-table-cell table:number-columns-repeated="2"/>
          <table:table-cell office:value-type="float" office:value="15" table:style-name="ce9">
            <text:p>15</text:p>
          </table:table-cell>
          <table:table-cell office:value-type="float" office:value="6" table:style-name="ce9">
            <text:p>6</text:p>
          </table:table-cell>
          <table:table-cell office:value-type="float" office:value="0.5" table:formula="of:=[.$E33]*([.$F33]/[.$F$53])" table:style-name="ce1">
            <text:p>0.5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4">
            <text:p>Sistemas Computacionais<text:s text:c="2"/></text:p>
          </table:table-cell>
          <table:covered-table-cell table:number-columns-repeated="2"/>
          <table:table-cell office:value-type="float" office:value="14" table:style-name="ce9">
            <text:p>14</text:p>
          </table:table-cell>
          <table:table-cell office:value-type="float" office:value="6" table:style-name="ce9">
            <text:p>6</text:p>
          </table:table-cell>
          <table:table-cell office:value-type="float" office:value="0.46666666666666667" table:formula="of:=[.$E34]*([.$F34]/[.$F$53])" table:style-name="ce1">
            <text:p>0.466666667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4">
            <text:p>Telecomunicações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6" table:style-name="ce9">
            <text:p>6</text:p>
          </table:table-cell>
          <table:table-cell office:value-type="float" office:value="0.36666666666666664" table:formula="of:=[.$E35]*([.$F35]/[.$F$53])" table:style-name="ce1">
            <text:p>0.366666667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4">
            <text:p>Teoria dos Sistemas</text:p>
          </table:table-cell>
          <table:covered-table-cell table:number-columns-repeated="2"/>
          <table:table-cell office:value-type="float" office:value="17" table:style-name="ce9">
            <text:p>17</text:p>
          </table:table-cell>
          <table:table-cell office:value-type="float" office:value="6" table:style-name="ce9">
            <text:p>6</text:p>
          </table:table-cell>
          <table:table-cell office:value-type="float" office:value="0.56666666666666665" table:formula="of:=[.$E36]*([.$F36]/[.$F$53])" table:style-name="ce1">
            <text:p>0.566666667</text:p>
          </table:table-cell>
          <table:table-cell table:number-columns-repeated="16377"/>
        </table:table-row>
        <table:table-row table:style-name="ro4">
          <table:table-cell/>
          <table:table-cell table:style-name="ce16"/>
          <table:table-cell table:number-columns-repeated="2" table:style-name="ce17"/>
          <table:table-cell table:style-name="ce14"/>
          <table:table-cell table:style-name="ce15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2" table:number-rows-spanned="1" table:style-name="ce23">
            <text:p>3º ANO | 1º SEMESTRE</text:p>
          </table:table-cell>
          <table:covered-table-cell/>
          <table:table-cell table:style-name="ce5"/>
          <table:table-cell table:style-name="ce14"/>
          <table:table-cell table:style-name="ce15"/>
          <table:table-cell table:number-columns-repeated="16378" table:style-name="ce1"/>
        </table:table-row>
        <table:table-row table:style-name="ro4">
          <table:table-cell/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3" table:number-rows-spanned="1" table:style-name="ce24">
            <text:p>Comunicação de Dados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6" table:style-name="ce9">
            <text:p>6</text:p>
          </table:table-cell>
          <table:table-cell office:value-type="float" office:value="0.33333333333333331" table:formula="of:=[.$E40]*([.$F40]/[.$F$53])" table:style-name="ce1">
            <text:p>0.333333333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4">
            <text:p>Electrónica de Potência</text:p>
          </table:table-cell>
          <table:covered-table-cell table:number-columns-repeated="2"/>
          <table:table-cell office:value-type="float" office:value="15" table:style-name="ce9">
            <text:p>15</text:p>
          </table:table-cell>
          <table:table-cell office:value-type="float" office:value="6" table:style-name="ce9">
            <text:p>6</text:p>
          </table:table-cell>
          <table:table-cell office:value-type="float" office:value="0.5" table:formula="of:=[.$E41]*([.$F41]/[.$F$53])" table:style-name="ce1">
            <text:p>0.5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4">
            <text:p>Laboratório de Sistemas</text:p>
          </table:table-cell>
          <table:covered-table-cell table:number-columns-repeated="2"/>
          <table:table-cell office:value-type="float" office:value="15" table:style-name="ce9">
            <text:p>15</text:p>
          </table:table-cell>
          <table:table-cell office:value-type="float" office:value="6" table:style-name="ce9">
            <text:p>6</text:p>
          </table:table-cell>
          <table:table-cell office:value-type="float" office:value="0.5" table:formula="of:=[.$E42]*([.$F42]/[.$F$53])" table:style-name="ce1">
            <text:p>0.5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4">
            <text:p>Sistemas de Energia e Energias Renováveis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6" table:style-name="ce9">
            <text:p>6</text:p>
          </table:table-cell>
          <table:table-cell office:value-type="float" office:value="0.33333333333333331" table:formula="of:=[.$E43]*([.$F43]/[.$F$53])" table:style-name="ce1">
            <text:p>0.333333333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4">
            <text:p>Vibrações e Ondas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6" table:style-name="ce9">
            <text:p>6</text:p>
          </table:table-cell>
          <table:table-cell office:value-type="float" office:value="0.33333333333333331" table:formula="of:=[.$E44]*([.$F44]/[.$F$53])" table:style-name="ce1">
            <text:p>0.333333333</text:p>
          </table:table-cell>
          <table:table-cell table:number-columns-repeated="16377"/>
        </table:table-row>
        <table:table-row table:style-name="ro4">
          <table:table-cell/>
          <table:table-cell table:style-name="ce10"/>
          <table:table-cell table:number-columns-repeated="2" table:style-name="ce11"/>
          <table:table-cell table:style-name="ce12"/>
          <table:table-cell table:style-name="ce13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2" table:number-rows-spanned="1" table:style-name="ce23">
            <text:p>3º ANO | 2º SEMESTRE</text:p>
          </table:table-cell>
          <table:covered-table-cell/>
          <table:table-cell table:style-name="ce5"/>
          <table:table-cell table:style-name="ce14"/>
          <table:table-cell table:style-name="ce15"/>
          <table:table-cell table:number-columns-repeated="16378" table:style-name="ce1"/>
        </table:table-row>
        <table:table-row table:style-name="ro4">
          <table:table-cell/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3" table:number-rows-spanned="1" table:style-name="ce27">
            <text:p>Projeto / Estágio</text:p>
          </table:table-cell>
          <table:covered-table-cell table:number-columns-repeated="2"/>
          <table:table-cell office:value-type="float" office:value="13" table:style-name="ce26">
            <text:p>13</text:p>
          </table:table-cell>
          <table:table-cell office:value-type="float" office:value="12" table:style-name="ce9">
            <text:p>12</text:p>
          </table:table-cell>
          <table:table-cell office:value-type="float" office:value="0.8666666666666667" table:formula="of:=[.$E48]*([.$F48]/[.$F$53])" table:style-name="ce1">
            <text:p>0.866666667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4">
            <text:p>Sistemas Computacionais Avançados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0.43333333333333335" table:formula="of:=[.$E49]*([.$F49]/[.$F$53])" table:style-name="ce1">
            <text:p>0.433333333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4">
            <text:p>Sistemas Electromecânicos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6" table:style-name="ce9">
            <text:p>6</text:p>
          </table:table-cell>
          <table:table-cell office:value-type="float" office:value="0.36666666666666664" table:formula="of:=[.$E50]*([.$F50]/[.$F$53])" table:style-name="ce1">
            <text:p>0.366666667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5" table:number-rows-spanned="1" table:style-name="ce25">
            <text:p>OPTATIVAS - ESCOLHER UMA:</text:p>
          </table:table-cell>
          <table:covered-table-cell table:number-columns-repeated="4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3" table:number-rows-spanned="1" table:style-name="ce24">
            <text:p>Comportamento Organizacional</text:p>
          </table:table-cell>
          <table:covered-table-cell table:number-columns-repeated="2"/>
          <table:table-cell office:value-type="float" office:value="15" table:style-name="ce9">
            <text:p>15</text:p>
          </table:table-cell>
          <table:table-cell office:value-type="float" office:value="6" table:style-name="ce9">
            <text:p>6</text:p>
          </table:table-cell>
          <table:table-cell office:value-type="float" office:value="0.5" table:formula="of:=[.$E52]*([.$F52]/[.$F$53])" table:style-name="ce1">
            <text:p>0.5</text:p>
          </table:table-cell>
          <table:table-cell table:number-columns-repeated="16377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Nota / ECTS (Actual)</text:p>
          </table:table-cell>
          <table:table-cell office:value-type="float" office:value="12.709677419354838" table:formula="of:=SUM([.E6:.E52])/31" table:style-name="ce18">
            <text:p>12.7</text:p>
          </table:table-cell>
          <table:table-cell office:value-type="float" office:value="180" table:formula="of:=2*COUNTIF([.F6:.F52];2)+5*COUNTIF([.F6:.F52];5)+6*COUNTIF([.F6:.F52];6)+12*COUNTIF([.F6:.F52];12)+7*COUNTIF([.F6:.F52];7)" table:style-name="ce1">
            <text:p>180</text:p>
          </table:table-cell>
          <table:table-cell office:value-type="float" office:value="12.75555555555556" table:formula="of:=SUM([.G6:.G52])" table:style-name="ce1">
            <text:p>12.75555556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9">
            <text:p>Média atual: 12.70 (180 ECTS)</text:p>
          </table:table-cell>
          <table:table-cell table:number-columns-repeated="16382" table:style-name="ce1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Concluido</text:p>
          </table:table-cell>
          <table:table-cell office:value-type="date" office:date-value="2021-07-09T00:00:00" table:style-name="ce28">
            <text:p>09/07/2021</text:p>
          </table:table-cell>
          <table:table-cell table:number-columns-repeated="16381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20">
            <text:p>Expected</text:p>
          </table:table-cell>
          <table:table-cell table:number-columns-repeated="16382" table:style-name="ce1"/>
        </table:table-row>
        <table:table-row table:style-name="ro3">
          <table:table-cell/>
          <table:table-cell office:value-type="string" table:style-name="ce21">
            <text:p>Done</text:p>
          </table:table-cell>
          <table:table-cell table:number-columns-repeated="16382" table:style-name="ce1"/>
        </table:table-row>
        <table:table-row table:number-rows-repeated="104851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">
      <number:number number:decimal-places="1" number:min-integer-digits="1"/>
    </number:number-style>
    <number:currency-style style:name="N37P0" number:language="pt" number:country="PT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37" number:language="pt" number:country="PT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31</meta:generator>
    <meta:initial-creator>sergio santos</meta:initial-creator>
    <dc:creator>sergio santos</dc:creator>
    <meta:creation-date>2019-09-16T11:35:27Z</meta:creation-date>
    <dc:date>2021-07-09T11:47:27Z</dc:date>
    <meta:print-date>2021-05-28T06:31:31Z</meta:print-date>
    <meta:editing-cycles>54</meta:editing-cycles>
    <meta:editing-duration>PT5095S</meta:editing-duration>
  </office:meta>
</office:document-meta>
</file>